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10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1">
            <calcext:condition calcext:apply-style-name="Error" calcext:value="duplicate" calcext:base-cell-address="list.B3"/>
          </calcext:conditional-format>
          <calcext:conditional-format calcext:target-range-address="list.C3:list.C29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 ***, **동 **층 **호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 ***, **층 **호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3길 ***, **호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5" table:on-update-keep-styles="true" table:on-update-keep-size="false"/>
        <table:database-range table:name="developer_table" table:target-range-address="developer.A2:developer.I1065" table:on-update-keep-styles="true" table:on-update-keep-size="false"/>
        <table:database-range table:name="game_table" table:target-range-address="list.B270:list.C271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9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4:30:04.4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9T14:35:23.125000000</dc:date>
    <meta:editing-duration>P2DT5H56M53S</meta:editing-duration>
    <meta:editing-cycles>889</meta:editing-cycles>
    <meta:document-statistic meta:table-count="4" meta:cell-count="293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